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9pt"/>
    </style:style>
    <style:style style:name="P20" style:family="paragraph" style:parent-style-name="Preformatted_20_Text">
      <style:text-properties fo:color="#000000" fo:font-size="10.5pt" fo:font-style="normal" style:font-size-asian="10.5pt" style:font-style-asian="normal" style:font-size-complex="10.5pt" style:font-style-complex="normal"/>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officeooo:rsid="002d0537" officeooo:paragraph-rsid="002d0537"/>
    </style:style>
    <style:style style:name="P23" style:family="paragraph" style:parent-style-name="Preformatted_20_Text">
      <style:text-properties officeooo:rsid="002d0537" officeooo:paragraph-rsid="0032eae3"/>
    </style:style>
    <style:style style:name="P24"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paragraph-properties fo:margin-left="1.251cm" fo:margin-right="0cm" fo:text-indent="0cm" style:auto-text-indent="false"/>
      <style:text-properties style:use-window-font-color="true" style:font-name="Liberation Serif"/>
    </style:style>
    <style:style style:name="P27" style:family="paragraph" style:parent-style-name="Text_20_body">
      <style:paragraph-properties fo:margin-left="1.251cm" fo:margin-right="0cm" fo:text-indent="0cm" style:auto-text-indent="false"/>
      <style:text-properties officeooo:paragraph-rsid="00257cac"/>
    </style:style>
    <style:style style:name="P28" style:family="paragraph" style:parent-style-name="Text_20_body">
      <style:paragraph-properties fo:margin-left="1.251cm" fo:margin-right="0cm" fo:text-indent="0cm" style:auto-text-indent="false"/>
      <style:text-properties officeooo:rsid="002a6f47" officeooo:paragraph-rsid="002a6f47"/>
    </style:style>
    <style:style style:name="P29" style:family="paragraph" style:parent-style-name="Text_20_body">
      <style:paragraph-properties fo:margin-left="1.251cm" fo:margin-right="0cm" fo:text-indent="0cm" style:auto-text-indent="false"/>
      <style:text-properties officeooo:rsid="00271a4a"/>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3" style:family="paragraph" style:parent-style-name="Text_20_body">
      <style:paragraph-properties fo:margin-left="1.251cm" fo:margin-right="0cm" fo:text-indent="0cm" style:auto-text-indent="false"/>
      <style:text-properties officeooo:rsid="0033cfb4" officeooo:paragraph-rsid="0033cfb4"/>
    </style:style>
    <style:style style:name="P34"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5"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6" style:family="paragraph" style:parent-style-name="Text_20_body" style:list-style-name="L1">
      <style:paragraph-properties fo:text-align="start" style:justify-single-word="false"/>
      <style:text-properties officeooo:paragraph-rsid="00193fc1"/>
    </style:style>
    <style:style style:name="P37"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8"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39" style:family="paragraph" style:parent-style-name="Text_20_body">
      <style:paragraph-properties fo:margin-left="1.251cm" fo:margin-right="0cm" fo:text-indent="0cm" style:auto-text-indent="false"/>
      <style:text-properties officeooo:paragraph-rsid="0039eb7f"/>
    </style:style>
    <style:style style:name="P40" style:family="paragraph" style:parent-style-name="Text_20_body">
      <style:paragraph-properties fo:margin-left="0cm" fo:margin-right="0cm" fo:text-indent="0cm" style:auto-text-indent="false"/>
      <style:text-properties officeooo:paragraph-rsid="0039eb7f"/>
    </style:style>
    <style:style style:name="P41" style:family="paragraph" style:parent-style-name="Heading_20_1">
      <style:text-properties officeooo:rsid="00193fc1" officeooo:paragraph-rsid="00193fc1"/>
    </style:style>
    <style:style style:name="P42" style:family="paragraph" style:parent-style-name="Heading_20_1">
      <style:paragraph-properties fo:break-before="page"/>
      <style:text-properties officeooo:rsid="001be36d" officeooo:paragraph-rsid="001be36d"/>
    </style:style>
    <style:style style:name="P43"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fo:color="#000000" style:font-name="DejaVu Sans Mono" fo:font-size="10.5pt" style:font-size-asian="10.5pt" style:font-size-complex="10.5pt"/>
    </style:style>
    <style:style style:name="T10" style:family="text">
      <style:text-properties fo:color="#000000" style:font-name="DejaVu Sans Mono" fo:font-size="10.5pt" officeooo:rsid="0039eb7f" style:font-size-asian="10.5pt" style:font-size-complex="10.5pt"/>
    </style:style>
    <style:style style:name="T11" style:family="text">
      <style:text-properties fo:color="#000000" style:font-name="DejaVu Sans Mono" fo:font-size="10.5pt" officeooo:rsid="00382db4" style:font-size-asian="10.5pt" style:font-size-complex="10.5pt"/>
    </style:style>
    <style:style style:name="T12" style:family="text">
      <style:text-properties fo:color="#000000" style:font-name="DejaVu Sans Mono" fo:font-size="10.5pt" officeooo:rsid="003ed90c" style:font-size-asian="10.5pt" style:font-size-complex="10.5pt"/>
    </style:style>
    <style:style style:name="T13" style:family="text">
      <style:text-properties fo:color="#000000" style:font-name="DejaVu Sans Mono" fo:font-size="10.5pt" officeooo:rsid="003f1d75" style:font-size-asian="10.5pt" style:font-size-complex="10.5pt"/>
    </style:style>
    <style:style style:name="T14" style:family="text">
      <style:text-properties fo:color="#000000" style:font-name="Liberation Serif" fo:font-size="10.5pt" style:font-size-asian="10.5pt" style:font-size-complex="10.5pt"/>
    </style:style>
    <style:style style:name="T15" style:family="text">
      <style:text-properties fo:color="#000000" style:font-name="Liberation Serif" fo:font-size="10.5pt" officeooo:rsid="0039eb7f" style:font-size-asian="10.5pt" style:font-size-complex="10.5pt"/>
    </style:style>
    <style:style style:name="T16" style:family="text">
      <style:text-properties fo:color="#000000" style:font-name="Liberation Serif" fo:font-size="10.5pt" officeooo:rsid="003ed90c" style:font-size-asian="10.5pt" style:font-size-complex="10.5pt"/>
    </style:style>
    <style:style style:name="T17" style:family="text">
      <style:text-properties fo:color="#000000" style:font-name="Liberation Serif" fo:font-size="12pt" style:font-size-asian="12pt" style:font-size-complex="12pt"/>
    </style:style>
    <style:style style:name="T18" style:family="text">
      <style:text-properties fo:color="#000000" style:font-name="Liberation Serif" fo:font-size="12pt" officeooo:rsid="003ed90c" style:font-size-asian="12pt" style:font-size-complex="12pt"/>
    </style:style>
    <style:style style:name="T19" style:family="text">
      <style:text-properties style:font-name="Liberation Serif"/>
    </style:style>
    <style:style style:name="T20" style:family="text">
      <style:text-properties style:font-name="Liberation Serif" officeooo:rsid="00167250"/>
    </style:style>
    <style:style style:name="T21" style:family="text">
      <style:text-properties style:font-name="Liberation Serif" officeooo:rsid="001755d6"/>
    </style:style>
    <style:style style:name="T22" style:family="text">
      <style:text-properties style:font-name="Liberation Serif" officeooo:rsid="001be36d"/>
    </style:style>
    <style:style style:name="T23" style:family="text">
      <style:text-properties style:font-name="Liberation Serif" officeooo:rsid="001f70a8"/>
    </style:style>
    <style:style style:name="T24" style:family="text">
      <style:text-properties style:font-name="Liberation Serif" officeooo:rsid="001fc079"/>
    </style:style>
    <style:style style:name="T25" style:family="text">
      <style:text-properties style:font-name="Liberation Serif" officeooo:rsid="002072f7"/>
    </style:style>
    <style:style style:name="T26" style:family="text">
      <style:text-properties style:font-name="Liberation Serif" officeooo:rsid="00250b8c"/>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250b8c" style:font-weight-asian="bold" style:font-weight-complex="bold"/>
    </style:style>
    <style:style style:name="T29" style:family="text">
      <style:text-properties style:font-name="Liberation Serif" fo:font-weight="bold" officeooo:rsid="00271a4a" style:font-weight-asian="bold" style:font-weight-complex="bold"/>
    </style:style>
    <style:style style:name="T30" style:family="text">
      <style:text-properties style:font-name="Liberation Serif" fo:font-weight="normal" officeooo:rsid="00250b8c" style:font-weight-asian="normal" style:font-weight-complex="normal"/>
    </style:style>
    <style:style style:name="T31" style:family="text">
      <style:text-properties style:font-name="Liberation Serif" officeooo:rsid="002a6f47"/>
    </style:style>
    <style:style style:name="T32" style:family="text">
      <style:text-properties officeooo:rsid="00193fc1"/>
    </style:style>
    <style:style style:name="T33" style:family="text">
      <style:text-properties fo:font-weight="normal" style:font-weight-asian="normal" style:font-weight-complex="normal"/>
    </style:style>
    <style:style style:name="T34" style:family="text">
      <style:text-properties fo:font-weight="normal" officeooo:rsid="001495f9" style:font-weight-asian="normal" style:font-weight-complex="normal"/>
    </style:style>
    <style:style style:name="T35" style:family="text">
      <style:text-properties fo:font-weight="normal" officeooo:rsid="00275db9" style:font-weight-asian="normal" style:font-weight-complex="normal"/>
    </style:style>
    <style:style style:name="T36" style:family="text">
      <style:text-properties fo:font-weight="normal" officeooo:rsid="0027da34" style:font-weight-asian="normal" style:font-weight-complex="normal"/>
    </style:style>
    <style:style style:name="T37" style:family="text">
      <style:text-properties fo:font-weight="normal" officeooo:rsid="0028be56" style:font-weight-asian="normal" style:font-weight-complex="normal"/>
    </style:style>
    <style:style style:name="T38" style:family="text">
      <style:text-properties officeooo:rsid="001a0e4a"/>
    </style:style>
    <style:style style:name="T39" style:family="text">
      <style:text-properties officeooo:rsid="001be36d"/>
    </style:style>
    <style:style style:name="T40" style:family="text">
      <style:text-properties officeooo:rsid="001f70a8"/>
    </style:style>
    <style:style style:name="T41" style:family="text">
      <style:text-properties style:font-name="DejaVu Sans Mono"/>
    </style:style>
    <style:style style:name="T42" style:family="text">
      <style:text-properties style:font-name="DejaVu Sans Mono" officeooo:rsid="00250b8c"/>
    </style:style>
    <style:style style:name="T43" style:family="text">
      <style:text-properties officeooo:rsid="00257cac"/>
    </style:style>
    <style:style style:name="T44" style:family="text">
      <style:text-properties officeooo:rsid="00271a4a"/>
    </style:style>
    <style:style style:name="T45" style:family="text">
      <style:text-properties officeooo:rsid="00275db9"/>
    </style:style>
    <style:style style:name="T46" style:family="text">
      <style:text-properties officeooo:rsid="00312b01"/>
    </style:style>
    <style:style style:name="T47" style:family="text">
      <style:text-properties officeooo:rsid="0032eae3"/>
    </style:style>
    <style:style style:name="T48" style:family="text">
      <style:text-properties officeooo:rsid="00332870"/>
    </style:style>
    <style:style style:name="T49" style:family="text">
      <style:text-properties officeooo:rsid="00364430"/>
    </style:style>
    <style:style style:name="T50" style:family="text">
      <style:text-properties officeooo:rsid="00382db4"/>
    </style:style>
    <style:style style:name="T51" style:family="text">
      <style:text-properties officeooo:rsid="003831b5"/>
    </style:style>
    <style:style style:name="T52" style:family="text">
      <style:text-properties officeooo:rsid="00387ce2"/>
    </style:style>
    <style:style style:name="T53" style:family="text">
      <style:text-properties officeooo:rsid="0039eb7f"/>
    </style:style>
    <style:style style:name="T54" style:family="text">
      <style:text-properties style:font-name="Liberation Serif"/>
    </style:style>
    <style:style style:name="T55" style:family="text">
      <style:text-properties style:font-name="Liberation Serif" officeooo:rsid="0039eb7f"/>
    </style:style>
    <style:style style:name="T56" style:family="text">
      <style:text-properties style:font-name="Liberation Serif" fo:font-size="12pt" officeooo:rsid="0039eb7f"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40">Instructions - June</text:span> 2016</text:p>
      <text:h text:style-name="P41"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40">NOT </text:span>work on other systems.</text:p>
      <text:list xml:id="list8936966406629824757" text:style-name="L1">
        <text:list-item>
          <text:p text:style-name="P36"><text:span text:style-name="T3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7"><text:span text:style-name="T34">Y</text:span><text:span text:style-name="T33">ou should not need to install Python again if you install a new version of Image Memory Test.</text:span></text:p>
        </text:list-item>
        <text:list-item>
          <text:p text:style-name="P38">Un-zip your copy of the software in any folder.</text:p>
        </text:list-item>
        <text:list-item>
          <text:p text:style-name="P36"><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38">L</text:span>aunch the program with a double click on <text:span text:style-name="T2">MemoryTest.bat</text:span><text:span text:style-name="T20"> (Windows only) or via the command line (</text:span><text:span text:style-name="T3">python main.py</text:span><text:span text:style-name="T20">).</text:span></text:p>
      <text:p text:style-name="P1">Then select an experiment file (a text file which describe the images to show, for how long, where to save the <text:span text:style-name="T39">results</text:span>…) and let the program run.</text:p>
      <text:p text:style-name="P11"><text:span text:style-name="T22">To “shortcut” the file selection window, y</text:span><text:span text:style-name="T19">ou can select the experiment file via the -e command line option (</text:span><text:span text:style-name="T2">python main.py -e some/file.txt</text:span><text:span text:style-name="T19">). </text:span><text:span text:style-name="T22">On Windows, make a copy</text:span><text:span text:style-name="T21"> of </text:span><text:span text:style-name="T4">MemoryTest.bat </text:span><text:span text:style-name="T21">and </text:span><text:span text:style-name="T22">open it with a text editor (Notepad). A</text:span><text:span text:style-name="T21">dd the option in </text:span><text:span text:style-name="T22">the file, then save and double click on it</text:span><text:span text:style-name="T21">.</text:span></text:p>
      <text:p text:style-name="P12"><text:span text:style-name="T23">T</text:span><text:span text:style-name="T1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2"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21">C</text:span><text:span text:style-name="T19">reate the file with a plain text editor (Notepad, Notepad++, Gedit… NOT Microsoft Word).<text:line-break/>Write each command on a line, </text:span><text:span text:style-name="T26">in the order they should be executed.<text:line-break/>Each command has a name and some parameters between parenthesis, see the list below. </text:span><text:span text:style-name="T31">For example “Wait(800)” instructs the software to pause for 800 milliseconds.</text:span><text:span text:style-name="T26"><text:line-break/></text:span><text:span text:style-name="T19"><text:line-break/></text:span><text:span text:style-name="T25">The program ignore as comment any text following a # sign, up to the end of the line.<text:line-break/></text:span><text:span text:style-name="T24">T</text:span><text:span text:style-name="T26">he program </text:span><text:span text:style-name="T28">halts with an error message </text:span><text:span text:style-name="T30">if there are wrong commands.</text:span><text:span text:style-name="T19"><text:line-break/><text:line-break/>See the examples in the “Demo” folder.</text:span></text:p>
      <text:p text:style-name="P13"><text:span text:style-name="T24">A</text:span><text:span text:style-name="T19">ll times are expressed in milliseconds.<text:line-break/>All positions are in the screen reference system. The </text:span><text:span text:style-name="T27">origin (0, 0) is on the top left screen corner. X grows to the left, Y grows down. </text:span><text:span text:style-name="T29">The coordinates units are screen pixels.</text:span></text:p>
      <text:p text:style-name="Preformatted_20_Text"><text:s text:c="5"/></text:p>
      <text:p text:style-name="P22"><text:s text:c="2"/><text:span text:style-name="T48">+</text:span>--------------------&gt; X</text:p>
      <text:p text:style-name="P23"><text:s text:c="2"/><text:span text:style-name="T47">|</text:span> (0,0) .________________. (1366, 0)</text:p>
      <text:p text:style-name="P22"><text:s text:c="2"/>| <text:s text:c="6"/>| <text:s text:c="15"/>|</text:p>
      <text:p text:style-name="P22"><text:s text:c="2"/>| <text:s text:c="6"/>| <text:s text:c="15"/>|</text:p>
      <text:p text:style-name="P22"><text:s text:c="2"/>| <text:s text:c="6"/>| <text:s text:c="3"/>screen <text:s text:c="5"/>|</text:p>
      <text:p text:style-name="P22"><text:s text:c="2"/>| <text:s text:c="6"/>| <text:s text:c="15"/>|</text:p>
      <text:p text:style-name="P22"><text:s text:c="2"/>| <text:s text:c="6"/>| <text:s text:c="15"/>|</text:p>
      <text:p text:style-name="P22"><text:s text:c="2"/>| <text:s text:c="6"/>'----------------' (1366, 768)</text:p>
      <text:p text:style-name="P22"><text:s text:c="2"/>V <text:s text:c="2"/>(0, 768)</text:p>
      <text:p text:style-name="P22"/>
      <text:p text:style-name="P22"><text:s text:c="2"/>Y</text:p>
      <text:p text:style-name="P22"/>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46">and are never resized.</text:span></text:p>
      <text:h text:style-name="P43" text:outline-level="3">List of commands</text:h>
      <text:p text:style-name="P20"><text:span text:style-name="T41">ChangeBackgroundColor(</text:span><text:span text:style-name="T42">r, g, b</text:span><text:span text:style-name="T41">)</text:span></text:p>
      <text:p text:style-name="P27"><text:span text:style-name="T43">Change the color of the screen to the color expressed by the given red green, blue triplet (</text:span><text:a xlink:type="simple" xlink:href="https://en.wikipedia.org/wiki/RGB_color_model" text:style-name="Internet_20_link" text:visited-style-name="Visited_20_Internet_20_Link"><text:span text:style-name="T43">https://en.wikipedia.org/wiki/RGB_color_model</text:span></text:a><text:span text:style-name="T43">). R, g, b must be integers between 0 and 255 (included).</text:span></text:p>
      <text:p text:style-name="P35"/>
      <text:p text:style-name="P35">PressKeyToContinue(key_to_wait)</text:p>
      <text:p text:style-name="P28">Pauses the program until the user presses the given key (e. g. “a”). Use “&lt;Return&gt;” for the enter key, “&lt;space&gt;” for the space bar and “&lt;any&gt;” to continue on any key.</text:p>
      <text:p text:style-name="P19"/>
      <text:p text:style-name="P16">Wait(milliseconds)</text:p>
      <text:p text:style-name="P14"><text:tab/>Does nothing, just waits the specified amount of time.</text:p>
      <text:p text:style-name="P17"/>
      <text:p text:style-name="P17">ShowInstructions(key_to_continue, instruction_image_file)</text:p>
      <text:p text:style-name="P33">Show an image that is not accounted for the memory test. It is meant to give instructions to the text subject. Pauses the experiment until the user presses the key_to_continue key. <text:span text:style-name="T49">The image is at the centre of the screen.</text:span></text:p>
      <text:p text:style-name="P21"/>
      <text:p text:style-name="P15">ShowImage(how_long_milliseconds, centre_x_pixels, centre_y_pixels, file<text:span text:style-name="T44">name</text:span>)</text:p>
      <text:p text:style-name="P29">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39">Displays at the same time all the images spe<text:span text:style-name="T52">c</text:span>ified by ShowImage commands, for the duration given as parameter (in milliseconds).</text:p>
      <text:p text:style-name="P40"><text:span text:style-name="T10">AllImagesAsBackground</text:span><text:span text:style-name="T9">()<text:line-break/><text:tab/></text:span>Displays at the same time all the images spe<text:span text:style-name="T52">c</text:span>ified by ShowImage commands. <text:span text:style-name="T53">Does not wait.<text:line-break/><text:line-break/></text:span><text:span text:style-name="T13">RemoveBackgroundImages</text:span><text:span text:style-name="T9">()<text:line-break/></text:span><text:span text:style-name="T17"><text:tab/></text:span><text:span text:style-name="T18">Immediately r</text:span><text:span text:style-name="T56">emo</text:span><text:span text:style-name="T55">ves all the images placed by AllImagesAsBackground()</text:span><text:span text:style-name="T19">.</text:span><text:span text:style-name="T53"><text:line-break/><text:line-break/></text:span><text:span text:style-name="T9">Show</text:span><text:span text:style-name="T11">Configuration</text:span><text:span text:style-name="T9">(for_how_long, marker_image)<text:line-break/><text:tab/></text:span><text:span text:style-name="T50">Shows the images’ configuration: places a copy of marker_image in the position of each image declared <text:tab/>with a ShowImage command. Shows all these markers, pauses executions for_how_long milliseconds <text:tab/>and leaves the marker in place after.<text:line-break/></text:span></text:p>
      <text:p text:style-name="P18"><text:span text:style-name="T50">EraseConfiguration</text:span>()</text:p>
      <text:p text:style-name="P34">Immediately erases the markers placed by ShowConfiguration.</text:p>
      <text:p text:style-name="P15"/>
      <text:p text:style-name="P15">PrepareMarkers(marker_image, timing_option)</text:p>
      <text:p text:style-name="P26"><text:span text:style-name="T45">Creates a row of markers (one per each image loaded by a ShowImage command) at the bottom of the screen for the user to move (marker_image is a file path). Timing_option can be either of (including the quotes) </text:span><text:span text:style-name="T33">"immediate timing" </text:span><text:span text:style-name="T35">or <text:s/></text:span><text:span text:style-name="T33">"time on marker movement". </text:span><text:span text:style-name="T35">The former starts the experiment duration c</text:span><text:span text:style-name="T37">h</text:span><text:span text:style-name="T35">ronometer as soon as the markers are read, the latter </text:span><text:span text:style-name="T36">as soon as the user moves a marker. The program halts if the markers don’t fit in the last screen row (e. g. there are too many).</text:span></text:p>
      <text:p text:style-name="P24"/>
      <text:p text:style-name="P15"><text:soft-page-break/>ComputeResult(result_file)</text:p>
      <text:p text:style-name="P30">Completes the experiment. Computes the distance between each image and the closest marker and the total duration of the experiment. Writes the results in result_file. <text:span text:style-name="T51">Allows to select a file with the usual “save us” window if result_file is the special value “&lt;SaveAs&gt;”.</text:span></text:p>
      <text:p text:style-name="P31">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2">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6.2$Linux_X86_64 LibreOffice_project/10m0$Build-2</meta:generator>
    <dc:date>2017-02-25T15:43:58.083104491</dc:date>
    <meta:editing-duration>PT2H41M44S</meta:editing-duration>
    <meta:editing-cycles>47</meta:editing-cycles>
    <meta:document-statistic meta:table-count="0" meta:image-count="0" meta:object-count="0" meta:page-count="4" meta:paragraph-count="56" meta:word-count="1103" meta:character-count="6901" meta:non-whitespace-character-count="5709"/>
  </office:meta>
</office:document-meta>
</file>